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paragraph-properties fo:text-align="start" style:justify-single-word="false"/>
      <style:text-properties fo:font-size="14pt" officeooo:rsid="001422dd" officeooo:paragraph-rsid="001422dd" style:font-size-asian="14pt" style:font-size-complex="14pt"/>
    </style:style>
    <style:style style:name="P2" style:family="paragraph" style:parent-style-name="Standard">
      <style:text-properties fo:font-size="14pt" officeooo:rsid="001422dd" officeooo:paragraph-rsid="001422dd" style:font-size-asian="14pt" style:font-size-complex="14pt"/>
    </style:style>
    <style:style style:name="P3" style:family="paragraph" style:parent-style-name="Standard">
      <style:paragraph-properties fo:text-align="center" style:justify-single-word="false"/>
      <style:text-properties fo:font-size="14pt" officeooo:rsid="001422dd" officeooo:paragraph-rsid="001422dd" style:font-size-asian="14pt" style:font-size-complex="14pt"/>
    </style:style>
    <style:style style:name="P4" style:family="paragraph" style:parent-style-name="Standard">
      <style:paragraph-properties fo:text-align="start" style:justify-single-word="false"/>
      <style:text-properties fo:font-size="14pt" officeooo:rsid="00149a8c" officeooo:paragraph-rsid="00149a8c" style:font-size-asian="14pt" style:font-size-complex="14pt"/>
    </style:style>
    <style:style style:name="P5" style:family="paragraph" style:parent-style-name="Standard">
      <style:paragraph-properties fo:text-align="start" style:justify-single-word="false"/>
      <style:text-properties fo:font-size="14pt" officeooo:rsid="00149a8c" officeooo:paragraph-rsid="00153f40" style:font-size-asian="14pt" style:font-size-complex="14pt"/>
    </style:style>
    <style:style style:name="P6" style:family="paragraph" style:parent-style-name="Standard">
      <style:paragraph-properties fo:text-align="start" style:justify-single-word="false"/>
      <style:text-properties fo:font-size="14pt" officeooo:rsid="00153f40" officeooo:paragraph-rsid="00153f40" style:font-size-asian="14pt" style:font-size-complex="14pt"/>
    </style:style>
    <style:style style:name="P7" style:family="paragraph" style:parent-style-name="Standard">
      <style:paragraph-properties fo:text-align="start" style:justify-single-word="false"/>
      <style:text-properties fo:font-size="14pt" officeooo:rsid="00183d80" officeooo:paragraph-rsid="00183d80" style:font-size-asian="14pt" style:font-size-complex="14pt"/>
    </style:style>
    <style:style style:name="P8" style:family="paragraph" style:parent-style-name="Standard">
      <style:paragraph-properties fo:text-align="start" style:justify-single-word="false"/>
      <style:text-properties fo:font-size="14pt" officeooo:rsid="001ad445" officeooo:paragraph-rsid="001ad445" style:font-size-asian="14pt" style:font-size-complex="14pt"/>
    </style:style>
    <style:style style:name="P9" style:family="paragraph" style:parent-style-name="Standard">
      <style:paragraph-properties fo:text-align="start" style:justify-single-word="false"/>
      <style:text-properties fo:font-size="14pt" officeooo:rsid="001cafde" officeooo:paragraph-rsid="001cafde" style:font-size-asian="14pt" style:font-size-complex="14pt"/>
    </style:style>
    <style:style style:name="P10" style:family="paragraph" style:parent-style-name="Standard">
      <style:paragraph-properties fo:text-align="start" style:justify-single-word="false"/>
      <style:text-properties fo:font-size="14pt" fo:font-weight="bold" officeooo:rsid="00149a8c" officeooo:paragraph-rsid="00149a8c"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1d6c78" officeooo:paragraph-rsid="001d6c78" style:font-size-asian="14pt" style:font-weight-asian="bold" style:font-size-complex="14pt" style:font-weight-complex="bold"/>
    </style:style>
    <style:style style:name="T1" style:family="text">
      <style:text-properties style:text-position="super 58%"/>
    </style:style>
    <style:style style:name="T2" style:family="text">
      <style:text-properties officeooo:rsid="00153f40"/>
    </style:style>
    <style:style style:name="T3" style:family="text">
      <style:text-properties officeooo:rsid="00172afb"/>
    </style:style>
    <style:style style:name="T4" style:family="text">
      <style:text-properties style:font-name="Liberation Serif" officeooo:rsid="00172afb"/>
    </style:style>
    <style:style style:name="T5" style:family="text">
      <style:text-properties style:font-name="Liberation Serif1"/>
    </style:style>
    <style:style style:name="T6" style:family="text">
      <style:text-properties style:font-name="Liberation Serif1" officeooo:rsid="00172afb"/>
    </style:style>
    <style:style style:name="T7" style:family="text">
      <style:text-properties style:font-name="Liberation Serif1" officeooo:rsid="00183d80"/>
    </style:style>
    <style:style style:name="T8" style:family="text">
      <style:text-properties style:font-name="Liberation Serif1" officeooo:rsid="001cafde"/>
    </style:style>
    <style:style style:name="T9" style:family="text">
      <style:text-properties style:font-name="Liberation Serif1" officeooo:rsid="001d6c78"/>
    </style:style>
    <style:style style:name="T10" style:family="text">
      <style:text-properties style:font-name="Liberation Serif1" fo:font-weight="normal" style:font-weight-asian="normal" style:font-weight-complex="normal"/>
    </style:style>
    <style:style style:name="T11" style:family="text">
      <style:text-properties style:font-name="Liberation Serif1" fo:font-weight="normal" officeooo:rsid="001e2399" style:font-weight-asian="normal" style:font-weight-complex="normal"/>
    </style:style>
    <style:style style:name="T12" style:family="text">
      <style:text-properties officeooo:rsid="0019b544"/>
    </style:style>
    <style:style style:name="T13" style:family="text">
      <style:text-properties officeooo:rsid="001d6c7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abriel Howland</text:p>
      <text:p text:style-name="P2">Thesis 470</text:p>
      <text:p text:style-name="P2">September 13<text:span text:style-name="T1">th</text:span>, 2024</text:p>
      <text:p text:style-name="P2"/>
      <text:p text:style-name="P3">Thesis Proposal to the Theatre Department</text:p>
      <text:p text:style-name="P3">(title pending)</text:p>
      <text:p text:style-name="P3">for an interdisciplinary thesis in the areas of</text:p>
      <text:p text:style-name="P3">Computer Science and Theatre. </text:p>
      <text:p text:style-name="P3"/>
      <text:list text:style-name="L1">
        <text:list-item>
          <text:p text:style-name="P1">Name of Student: Gabe Howland</text:p>
        </text:list-item>
        <text:list-item>
          <text:p text:style-name="P1">Major: Computer Science &amp; Theatre</text:p>
        </text:list-item>
        <text:list-item>
          <text:p text:style-name="P1">Thesis Advisor(s): Peter Ksander and TBD CS Faculty</text:p>
        </text:list-item>
        <text:list-item>
          <text:p text:style-name="P1">Anticipated Graduation Date: May 15<text:span text:style-name="T1">th</text:span>, 2025</text:p>
        </text:list-item>
        <text:list-item>
          <text:p text:style-name="P1">Title: (pending)</text:p>
        </text:list-item>
        <text:list-item>
          <text:p text:style-name="P1">Department Approval: (pending)</text:p>
        </text:list-item>
        <text:list-item>
          <text:p text:style-name="P1">Description of Project:<text:line-break/></text:p>
        </text:list-item>
      </text:list>
      <text:p text:style-name="P10">Topic/Rationale:</text:p>
      <text:p text:style-name="P4"/>
      <text:p text:style-name="P7">How do we make lighting feel “live” again? As the technology for controlling lights has advanced, the lighting design for shows <text:span text:style-name="T12">has gotten more advanced, but all programmed (save for some few spotlight operators). Although convenient, and necessary for high-complexity shows, sometimes that design fails to feel “live”, and does not keep the audience on the edge of their seat. </text:span><text:span text:style-name="T13">I want to deconstruct what that means, and how I can reproduce it with software.</text:span></text:p>
      <text:p text:style-name="P4"/>
      <text:p text:style-name="P5">I aim to create a software for show control which tracks a performer in a theatrical space, and trains a moving light onto the performer. There are some caveats. The software needs to be <text:span text:style-name="T2">lightweight, and able to run on the average laptop computer. It must be open source, and publicly available for all to use and modify. Finally, the program needs to exist on top of existing theatrical network architecture. My aim for this is to try and create technology that is accessible to productions with little budget. </text:span></text:p>
      <text:p text:style-name="P5"/>
      <text:p text:style-name="P6">Tracking a performer is not a new idea. There a numerous choices for a lighting tracking software, <text:span text:style-name="T3">like CAST Group’s BLACKTRAX, Follow-Me</text:span><text:span text:style-name="T4">©</text:span><text:span text:style-name="T6">, and zactrack</text:span><text:span text:style-name="T4">®</text:span><text:span text:style-name="T6">. However, these systems are often </text:span><text:span text:style-name="T7">closed-source, prohibitively expensive, hardware intensive, or otherwise difficult for small productions to access. This software hopes to try to make it easier to access.</text:span></text:p>
      <text:p text:style-name="P6"><text:span text:style-name="T7"/></text:p>
      <text:p text:style-name="P8"><text:span text:style-name="T5">With this project comes deep research into the </text:span><text:span text:style-name="T8">history of performance technology. I aim to look at how lighting control technology advanced over the previous ~50 years, and see how the changes affected what lighting meant for the stage. I also want to explore </text:span><text:soft-page-break/><text:span text:style-name="T8">how this technology differs over productions of different sizes. I postulate that technology often “trickles down” from high-end productions (who can afford R&amp;D) to low-end.</text:span></text:p>
      <text:p text:style-name="P8"><text:span text:style-name="T8"/></text:p>
      <text:p text:style-name="P9"><text:span text:style-name="T5">This project will culminate in a design that will be presented at Beier (Belle) Li’s Dance Thesis. </text:span><text:span text:style-name="T9">Belle’s thesis (which would be presented in the Spring semester) focuses on the concept of “Mother” through three different lenses: Her own mother, her mother language, and her mother country (Mandarin and China respectively). I believe that this specific software would be prudent to use when Belle explores her mother country. It is not new knowledge that China uses fairly invasive surveillance technology on it’s citizens, and I believe that a design that utilizes live cameras to position a light can highlight that well. More discussion about the specifics of my design is upcoming as Belle and I meet to begin to dig further into this production.</text:span></text:p>
      <text:p text:style-name="P9"><text:span text:style-name="T9"/></text:p>
      <text:p text:style-name="P11"><text:span text:style-name="T5">The nitty-gritty (the specifics I have currently):</text:span></text:p>
      <text:p text:style-name="P11"><text:span text:style-name="T10"/></text:p>
      <text:p text:style-name="P11"><text:span text:style-name="T10">This is an ambitious project, and is not without it’s pitfalls. I believe the best way to approach this project is through the following:</text:span></text:p>
      <text:p text:style-name="P11"><text:span text:style-name="T10"/></text:p>
      <text:p text:style-name="P11"><text:span text:style-name="T10">The Fall semester will be spent doing research on performance technology, the foundation for my later designs, and developing the software in question. As of writing, I do not have a CS Thesis advisor yet, so the specific schedule for development has not be laid out. There are some landmarks I hope to hit, like a working prototype for the computer-vision component of the software by Fall break.</text:span></text:p>
      <text:p text:style-name="P11"><text:span text:style-name="T10"/></text:p>
      <text:p text:style-name="P11"><text:span text:style-name="T10">The Spring semester is where all the threads come together. At this point I plan to have a working prototype for the whole control scheme. This semester will be about developing the design for Belle’s thesis, implementing the design, and </text:span><text:span text:style-name="T11">fine-tuning the control scheme.</text:span></text:p>
      <text:p text:style-name="P4"/>
      <text:list text:continue-numbering="true" text:style-name="L1">
        <text:list-item>
          <text:p text:style-name="P1">Annotated Bibliograph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9:04:53.942650883</meta:creation-date>
    <dc:date>2024-09-12T11:37:28.943983347</dc:date>
    <meta:editing-duration>PT1H4M4S</meta:editing-duration>
    <meta:editing-cycles>1</meta:editing-cycles>
    <meta:document-statistic meta:table-count="0" meta:image-count="0" meta:object-count="0" meta:page-count="2" meta:paragraph-count="25" meta:word-count="623" meta:character-count="3825" meta:non-whitespace-character-count="3232"/>
    <meta:generator>LibreOffice/24.2.5.2$Linux_X86_64 LibreOffice_project/420$Build-2</meta:generator>
  </office:meta>
</office:document-meta>
</file>